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2.635cm"/>
    </style:style>
    <style:style style:name="gr5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9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11.296cm" svg:y="1.842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1.195cm" svg:y="1.30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3.278cm" svg:y1="1.842cm" svg:x2="1.195cm" svg:y2="2.599cm" draw:start-shape="id1" draw:start-glue-point="0" draw:end-shape="id2" draw:end-glue-point="3" svg:d="M13278 1842v-806h-12972v1563h889" svg:viewBox="0 0 12973 1564">
          <text:p/>
        </draw:connector>
        <draw:custom-shape draw:style-name="gr4" draw:text-style-name="P4" xml:id="id3" draw:id="id3" draw:layer="layout" svg:width="13.135cm" svg:height="0.381cm" svg:x="2.834cm" svg:y="4.941cm">
          <draw:glue-point draw:id="4" svg:x="-2.357cm" svg:y="5.013cm"/>
          <draw:glue-point draw:id="5" svg:x="2.359cm" svg:y="5.013cm"/>
          <draw:glue-point draw:id="6" svg:x="-4.572cm" svg:y="5.013cm"/>
          <text:p text:style-name="P1"><text:span text:style-name="T2">data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9.401cm" svg:y1="4.941cm" svg:x2="13.278cm" svg:y2="3.366cm" draw:start-shape="id3" draw:end-shape="id1" draw:end-glue-point="2" svg:d="M9401 4941v-686h3877v-889" svg:viewBox="0 0 3878 1576">
          <text:p/>
        </draw:connector>
        <draw:connector draw:style-name="gr6" draw:text-style-name="P1" draw:layer="layout" draw:line-skew="-0.09cm" svg:x1="11.296cm" svg:y1="2.604cm" svg:x2="3.989cm" svg:y2="2.599cm" draw:start-shape="id1" draw:start-glue-point="3" draw:end-shape="id2" draw:end-glue-point="1" svg:d="M11296 2604h-3642v-5h-3665" svg:viewBox="0 0 7308 6">
          <text:p/>
        </draw:connector>
        <draw:frame draw:style-name="gr7" draw:text-style-name="P5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8" draw:text-style-name="P5" draw:layer="layout" svg:width="2.767cm" svg:height="0.806cm" svg:x="6.656cm" svg:y="2.607cm">
          <draw:text-box>
            <text:p><text:span text:style-name="T2">instruction</text:span></text:p>
          </draw:text-box>
        </draw:frame>
        <draw:connector draw:style-name="gr5" draw:text-style-name="P1" draw:layer="layout" draw:line-skew="0.516cm" svg:x1="3.396cm" svg:y1="5.321cm" svg:x2="2.592cm" svg:y2="3.891cm" draw:start-shape="id3" draw:start-glue-point="6" draw:end-shape="id2" draw:end-glue-point="2" svg:d="M3396 5321v1017h-804v-2447" svg:viewBox="0 0 805 2448">
          <text:p/>
        </draw:connector>
        <draw:connector draw:style-name="gr5" draw:text-style-name="P1" draw:layer="layout" draw:line-skew="-0.078cm" svg:x1="6.884cm" svg:y1="7.175cm" svg:x2="6.887cm" svg:y2="5.347cm" draw:start-shape="id4" draw:start-glue-point="0" svg:d="M6884 7175v-1242h3v-586" svg:viewBox="0 0 4 1829">
          <text:p/>
        </draw:connector>
        <draw:custom-shape draw:style-name="gr9" draw:text-style-name="P6" xml:id="id4" draw:id="id4" draw:layer="layout" svg:width="2.204cm" svg:height="2.136cm" svg:x="5.782cm" svg:y="7.175cm">
          <text:p text:style-name="P1"><text:span text:style-name="T1">Led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9.64cm" svg:y1="7.173cm" svg:x2="9.643cm" svg:y2="5.345cm" draw:start-shape="id5" draw:start-glue-point="0" svg:d="M9640 7173v-1242h3v-586" svg:viewBox="0 0 4 1829">
          <text:p/>
        </draw:connector>
        <draw:custom-shape draw:style-name="gr9" draw:text-style-name="P6" xml:id="id5" draw:id="id5" draw:layer="layout" svg:width="2.204cm" svg:height="2.136cm" svg:x="8.538cm" svg:y="7.173cm">
          <text:p text:style-name="P1"><text:span text:style-name="T1">Switch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12.488cm" svg:y1="7.188cm" svg:x2="12.491cm" svg:y2="5.36cm" draw:start-shape="id6" draw:start-glue-point="0" svg:d="M12488 7188v-1242h3v-586" svg:viewBox="0 0 4 1829">
          <text:p/>
        </draw:connector>
        <draw:custom-shape draw:style-name="gr9" draw:text-style-name="P6" xml:id="id6" draw:id="id6" draw:layer="layout" svg:width="2.204cm" svg:height="2.136cm" svg:x="11.386cm" svg:y="7.188cm">
          <text:p text:style-name="P1"><text:span text:style-name="T1">Push</text:span></text:p>
          <text:p text:style-name="P1"><text:span text:style-name="T1">Button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15.257cm" svg:y1="7.171cm" svg:x2="15.26cm" svg:y2="5.343cm" svg:d="M15257 7171v-1242h3v-586" svg:viewBox="0 0 4 1829">
          <text:p/>
        </draw:connector>
        <draw:custom-shape draw:style-name="gr9" draw:text-style-name="P6" draw:layer="layout" svg:width="2.204cm" svg:height="2.136cm" svg:x="14.17cm" svg:y="7.196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4.132cm" svg:y1="7.164cm" svg:x2="4.135cm" svg:y2="5.336cm" draw:start-shape="id7" draw:start-glue-point="0" svg:d="M4132 7164v-1242h3v-586" svg:viewBox="0 0 4 1829">
          <text:p/>
        </draw:connector>
        <draw:custom-shape draw:style-name="gr9" draw:text-style-name="P6" xml:id="id7" draw:id="id7" draw:layer="layout" svg:width="2.204cm" svg:height="2.136cm" svg:x="3.03cm" svg:y="7.164cm">
          <text:p text:style-name="P1"><text:span text:style-name="T1">PS2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18T14:28:18.376626478</dc:date>
    <meta:editing-duration>PT4H17M21S</meta:editing-duration>
    <meta:editing-cycles>41</meta:editing-cycles>
    <meta:generator>LibreOffice/6.0.7.3$Linux_X86_64 LibreOffice_project/00m0$Build-3</meta:generator>
    <meta:document-statistic meta:object-count="19"/>
  </office:meta>
</office:document-meta>
</file>